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03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Quest.$P$2:$ListQuest.$P$3])" table:allow-empty-cell="true" table:display-list="unsorted" table:base-cell-address="ListQuest.B604">
          <table:error-message table:message-type="stop" table:display="true"/>
        </table:content-validation>
      </table:content-validations>
      <table:table table:name="ListQu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categoryQuest</text:p>
          </table:table-cell>
          <table:table-cell office:value-type="string" calcext:value-type="string">
            <text:p>nameQuest</text:p>
          </table:table-cell>
          <table:table-cell office:value-type="string" calcext:value-type="string">
            <text:p>dealerQuest</text:p>
          </table:table-cell>
          <table:table-cell office:value-type="string" calcext:value-type="string">
            <text:p>mapLocation</text:p>
          </table:table-cell>
          <table:table-cell office:value-type="string" calcext:value-type="string">
            <text:p>mapMarker</text:p>
          </table:table-cell>
          <table:table-cell table:style-name="ce1" office:value-type="string" calcext:value-type="string" table:number-columns-spanned="5" table:number-rows-spanned="1">
            <text:p>condition</text:p>
          </table:table-cell>
          <table:covered-table-cell table:number-columns-repeated="4"/>
          <table:table-cell office:value-type="string" calcext:value-type="string">
            <text:p>targetQues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atingCity</text:p>
          </table:table-cell>
          <table:table-cell office:value-type="string" calcext:value-type="string">
            <text:p>locationReached</text:p>
          </table:table-cell>
          <table:table-cell table:style-name="ce1" office:value-type="string" calcext:value-type="string" table:number-columns-spanned="3" table:number-rows-spanned="1">
            <text:p>socioStatus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PNJ1</text:p>
          </table:table-cell>
          <table:table-cell office:value-type="string" calcext:value-type="string">
            <text:p>PNJ2</text:p>
          </table:table-cell>
          <table:table-cell office:value-type="string" calcext:value-type="string">
            <text:p>targe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Cimetière Mékonit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entrée de la Colonie 9 (Marqueur Rouge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Princip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entrée de la caserne (Marqueur Rouge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1<text:span text:style-name="T1">r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Fourmix <text:span text:style-name="T2">Épineux dans la Colonie 9</text:span>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2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1 Mini-Batraz dans la Colonie 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3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3 Bernies Coloniaux dans la Colonie 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2 - 1<text:span text:style-name="T1">r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Flambys du Lac dans la Colonie 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2 - 2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1 Bébé Arma dans la Colonie 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2 - 3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Bernies Caillasses dans la colonies 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1<text:span text:style-name="T1">r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Lapix à Poigne dans la colonie 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2<text:span text:style-name="T1">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3 Bernies des Sables dans la Colonie 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3<text:span text:style-name="T1">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Lapix Gourdin dans la Colonie 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4<text:span text:style-name="T1">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3 Stiques Légers dans la Colonie 9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4 - 1<text:span text:style-name="T1">r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1 lapiz Boisé dans la Grotte de Tephra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4 – 2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batraz Chantant dans la Grotte de Tephra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4 - 3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5 squamats Pourpres dans la Grotte de Tephra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1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boratoire Militai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Petites Carapaces dans la Colonie 9 sur Bernie des Sables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z 1 Petite Écaille à la Colonie 9 sur Salmo Coloni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3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Dents de Chriro dans la Colonie 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de la Quiétud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Oeuf non Fécondé dans la Colonie 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1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z 2 Diodes Lapin à la Colonie 9</text:p>
          </table:table-cell>
          <table:table-cell table:number-columns-repeated="6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Plaque Flocon dans la Colonie 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3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Restauran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z 2 Zircones Arc-en-Ciel dans la Colonie 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Nor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Frelon Géant dans la colonie 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1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Centr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la Bague de Mariage dans la Colonie 9 (à trouver derrière la Maison de Dunban)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la Perle de Verre Bleu dans la Colonie 9 (à trouver derrière les quais du Quartier Résidentiel où jouent Lukas, Moritz &amp; Norinori)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3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Clé à la Colonie 9 (dans le Quartier Résidentiel derrière la maison proche d’où ce regroupe les jeunes la nuit)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Es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Clé à Molette dans la Colonie 9 (sur le Quai derrière le Four à éther)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1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Rhangrot le Délétère près du Plateau de Tephra dans la Colonie 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Bluchal le Béjaune proche de la batterie antiaérienne 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3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Magdalena l’Aquatile près du Parc de la Colline de la Colonie 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Gwynry la Grimpeuse dans les Ruines de Mag Mell dans les Grottes de Tephra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Secret de longévité</text:p>
          </table:table-cell>
          <table:table-cell office:value-type="string" calcext:value-type="string">
            <text:p>Dionysis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Doses d’Huile de Batraz en tuant des Mini-Batraz dans la Colonie 9 - Puis retourner voir Dionysis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Nironiro solitaire</text:p>
          </table:table-cell>
          <table:table-cell office:value-type="string" calcext:value-type="string">
            <text:p>Nironiro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Su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Donner la Lettre de Nironiro à Lukas - Puis retourner voir Norinori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es biscuits pour un petit-fils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Donner les Biscuits de Marcia à Jiroque - Puis retourner voir Marcia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Atelier de Shulk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Une montre cassée</text:p>
          </table:table-cell>
          <table:table-cell office:value-type="string" calcext:value-type="string">
            <text:p>Désiré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éparer la Montre Cassée au Laboratoire de Shulk - Trouver 3 Chaînes Bleues dans la Colonie 9 - Retourner au Laboratoir de Shulk pour réparer la Montre - Donner la Montre à Désirée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stoire Principale</text:p>
          </table:table-cell>
          <table:table-cell office:value-type="string" calcext:value-type="string">
            <text:p>La livraison de repa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Maison de Dunb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Shulk et donner-lui le repas (à la Colline de la Colonie 9)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Maison de Dunb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Atelier de Shulk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Atelier de Shul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Grotte de Tephra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Une histoire de curry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5 Pommes Valse dans la Colonies 9 - Puis retourner voir Giorgio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a requête du capitaine</text:p>
          </table:table-cell>
          <table:table-cell office:value-type="string" calcext:value-type="string">
            <text:p>Emmy Leater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etrouver Miller dans le Quartier Marchand derrière le Four à éther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jusqu’aux Ruines de Mag Mell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Ruines de Mag Me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Sortie des Grottes de Tephra par la sortie du Hangar à Cylindr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Hangar à cylindr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écupérer les cylindres à éther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Hangar à cylindr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evenir à la Colonie 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vers la Place Centrale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Centr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Atelier de Shulk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Place Centrale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Centr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Entrée de La Colonie 9 devant le Maison de Dunban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archa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au Quartier Résidentiel par l’extérieur de la ville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olonie 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au Grottes de Tephra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S’épuiser pour pas un rond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aisonner Giorgio ou allez demander conseil à sa famille - SI discution avec sa fille : Trouver 3 Menthes Folles dans les Grottes de Tephra -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s fleurs saccagées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5 Hortensias Aube dans la Colonie 9 - retourner voir Françoise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problème du capitaine</text:p>
          </table:table-cell>
          <table:table-cell office:value-type="string" calcext:value-type="string">
            <text:p>Emmy Leater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s de Tephra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uer 5 <text:span text:style-name="T2">Éolo-chiros dans les Grottes de Tephra</text:span>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plan – Préparatifs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aux ge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s de Tephra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2 Sacs Vocaux de Batraz en tuant des Batraz Chantant dans les Grtottes de Tephra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Souvenirs d’un fils perdu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aux ge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s de Tephra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l’armure du fils de Cheryl – Trouver le fusil du fils de Cheryl – Trouver le couteau du fils de Cheryl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Paola &amp; Carine</text:p>
          </table:table-cell>
          <table:table-cell office:value-type="string" calcext:value-type="string">
            <text:p>Carin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méliorer l’entente entre Shulk &amp; Reyn et retourner voir Carine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’amour d’une fille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s de Tephra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Trouver 1 Goutte de Tephra apparaissant la nuit aux Source du Chagrin dans les Grottes de Tephra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’amour d’un garçon</text:p>
          </table:table-cell>
          <table:table-cell office:value-type="string" calcext:value-type="string">
            <text:p>Andréas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s de Tephra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Andréas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Trouver 1 Goutte de Tephra apparaissant la nuit aux Source du Chagrin dans les Grottes de Tephra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s tourments du critique</text:p>
          </table:table-cell>
          <table:table-cell office:value-type="string" calcext:value-type="string">
            <text:p>Léopold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ylviane</text:p>
          </table:table-cell>
          <table:table-cell office:value-type="string" calcext:value-type="string">
            <text:p>King Squeeze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Aller parler à King Squeeze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Courage &amp; Orgueil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ironiro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Aller chercher Nironiro au Cap Hazaï - Parler à Lukas - Parler à Moritz - Parler à Lukas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’éducation selon Suzanna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s Tephra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Trouver 2 doses de Nectar de Stique Noir en tuant les Stiques Noir des Grottes Tephra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Prévisions budgétaires</text:p>
          </table:table-cell>
          <table:table-cell office:value-type="string" calcext:value-type="string">
            <text:p>King Squeez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ylviane</text:p>
          </table:table-cell>
          <table:table-cell office:value-type="string" calcext:value-type="string">
            <text:p>Léopold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Parler à Sylviane ou à Léopold – Si on discute avec Sylviane : Chercher les preuves dont elle s’est débarrassée sous la Place Principale – Montrer les ordres à King Squeeze</text:p>
          </table:table-cell>
          <table:table-cell table:number-columns-repeated="7"/>
        </table:table-row>
        <table:table-row table:style-name="ro1" table:number-rows-repeated="28">
          <table:table-cell table:number-columns-repeated="19"/>
        </table:table-row>
        <table:table-row table:style-name="ro1" table:number-rows-repeated="509">
          <table:table-cell/>
          <table:table-cell table:content-validation-name="val1"/>
          <table:table-cell table:number-columns-repeated="17"/>
        </table:table-row>
        <table:table-row table:style-name="ro1">
          <table:table-cell/>
          <table:table-cell table:content-validation-name="val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0:28:45.648626959</meta:creation-date>
    <meta:generator>LibreOffice/7.3.7.2$Linux_X86_64 LibreOffice_project/30$Build-2</meta:generator>
    <dc:date>2023-09-07T03:09:57.753614642</dc:date>
    <meta:editing-duration>PT2H46M13S</meta:editing-duration>
    <meta:editing-cycles>30</meta:editing-cycles>
    <meta:document-statistic meta:table-count="1" meta:cell-count="771" meta:object-count="0"/>
  </office:meta>
</office:document-meta>
</file>